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2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_trace_pa" table:style-name="ta1">
        <table:shapes>
          <draw:frame draw:z-index="0" draw:style-name="gr1" draw:text-style-name="P1" svg:width="28.63cm" svg:height="18.593cm" svg:x="6.305cm" svg:y="0.474cm">
            <draw:object draw:notify-on-update-of-ranges="predict_trace_pa.C1:predict_trace_pa.C1 predict_trace_pa.C2:predict_trace_pa.C151 predict_trace_pa.D1:predict_trace_pa.D1 predict_trace_pa.D2:predict_trace_pa.D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redic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886" calcext:value-type="float">
            <text:p>24886</text:p>
          </table:table-cell>
          <table:table-cell office:value-type="float" office:value="25171" calcext:value-type="float">
            <text:p>251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6" calcext:value-type="float">
            <text:p>251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6" calcext:value-type="float">
            <text:p>251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6" calcext:value-type="float">
            <text:p>251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6" calcext:value-type="float">
            <text:p>251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6" calcext:value-type="float">
            <text:p>251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7" calcext:value-type="float">
            <text:p>2515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7" calcext:value-type="float">
            <text:p>251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7" calcext:value-type="float">
            <text:p>2515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9" calcext:value-type="float">
            <text:p>2515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62" calcext:value-type="float">
            <text:p>2516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65" calcext:value-type="float">
            <text:p>251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67" calcext:value-type="float">
            <text:p>2516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85" calcext:value-type="float">
            <text:p>251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213" calcext:value-type="float">
            <text:p>2521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" calcext:value-type="float">
            <text:p>2</text:p>
          </table:table-cell>
          <table:table-cell office:value-type="float" office:value="25520" calcext:value-type="float">
            <text:p>25520</text:p>
          </table:table-cell>
          <table:table-cell office:value-type="float" office:value="25241" calcext:value-type="float">
            <text:p>2524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25520" calcext:value-type="float">
            <text:p>25520</text:p>
          </table:table-cell>
          <table:table-cell office:value-type="float" office:value="25270" calcext:value-type="float">
            <text:p>25270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float" office:value="25556" calcext:value-type="float">
            <text:p>25556</text:p>
          </table:table-cell>
          <table:table-cell office:value-type="float" office:value="25439" calcext:value-type="float">
            <text:p>25439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5646" calcext:value-type="float">
            <text:p>25646</text:p>
          </table:table-cell>
          <table:table-cell office:value-type="float" office:value="25721" calcext:value-type="float">
            <text:p>2572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office:value-type="float" office:value="25748" calcext:value-type="float">
            <text:p>25748</text:p>
          </table:table-cell>
          <table:table-cell office:value-type="float" office:value="26003" calcext:value-type="float">
            <text:p>2600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25838" calcext:value-type="float">
            <text:p>25838</text:p>
          </table:table-cell>
          <table:table-cell office:value-type="float" office:value="26287" calcext:value-type="float">
            <text:p>26287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2" calcext:value-type="float">
            <text:p>2</text:p>
          </table:table-cell>
          <table:table-cell office:value-type="float" office:value="25940" calcext:value-type="float">
            <text:p>25940</text:p>
          </table:table-cell>
          <table:table-cell office:value-type="float" office:value="26574" calcext:value-type="float">
            <text:p>2657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" calcext:value-type="float">
            <text:p>2</text:p>
          </table:table-cell>
          <table:table-cell office:value-type="float" office:value="26030" calcext:value-type="float">
            <text:p>26030</text:p>
          </table:table-cell>
          <table:table-cell office:value-type="float" office:value="26866" calcext:value-type="float">
            <text:p>26866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" calcext:value-type="float">
            <text:p>2</text:p>
          </table:table-cell>
          <table:table-cell office:value-type="float" office:value="26132" calcext:value-type="float">
            <text:p>26132</text:p>
          </table:table-cell>
          <table:table-cell office:value-type="float" office:value="27164" calcext:value-type="float">
            <text:p>2716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" calcext:value-type="float">
            <text:p>2</text:p>
          </table:table-cell>
          <table:table-cell office:value-type="float" office:value="26222" calcext:value-type="float">
            <text:p>26222</text:p>
          </table:table-cell>
          <table:table-cell office:value-type="float" office:value="27470" calcext:value-type="float">
            <text:p>274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249" calcext:value-type="float">
            <text:p>25249</text:p>
          </table:table-cell>
          <table:table-cell office:value-type="float" office:value="25685" calcext:value-type="float">
            <text:p>256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6" calcext:value-type="float">
            <text:p>256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6" calcext:value-type="float">
            <text:p>256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6" calcext:value-type="float">
            <text:p>256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6" calcext:value-type="float">
            <text:p>256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6" calcext:value-type="float">
            <text:p>256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7" calcext:value-type="float">
            <text:p>2567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7" calcext:value-type="float">
            <text:p>256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7" calcext:value-type="float">
            <text:p>2567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9" calcext:value-type="float">
            <text:p>2567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82" calcext:value-type="float">
            <text:p>2568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85" calcext:value-type="float">
            <text:p>2568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87" calcext:value-type="float">
            <text:p>2568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704" calcext:value-type="float">
            <text:p>257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25883" calcext:value-type="float">
            <text:p>25883</text:p>
          </table:table-cell>
          <table:table-cell office:value-type="float" office:value="25732" calcext:value-type="float">
            <text:p>2573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" calcext:value-type="float">
            <text:p>3</text:p>
          </table:table-cell>
          <table:table-cell office:value-type="float" office:value="25883" calcext:value-type="float">
            <text:p>25883</text:p>
          </table:table-cell>
          <table:table-cell office:value-type="float" office:value="25760" calcext:value-type="float">
            <text:p>2576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25895" calcext:value-type="float">
            <text:p>25895</text:p>
          </table:table-cell>
          <table:table-cell office:value-type="float" office:value="25788" calcext:value-type="float">
            <text:p>25788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float" office:value="25943" calcext:value-type="float">
            <text:p>25943</text:p>
          </table:table-cell>
          <table:table-cell office:value-type="float" office:value="25957" calcext:value-type="float">
            <text:p>2595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" calcext:value-type="float">
            <text:p>3</text:p>
          </table:table-cell>
          <table:table-cell office:value-type="float" office:value="26090" calcext:value-type="float">
            <text:p>26090</text:p>
          </table:table-cell>
          <table:table-cell office:value-type="float" office:value="26236" calcext:value-type="float">
            <text:p>2623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office:value-type="float" office:value="26225" calcext:value-type="float">
            <text:p>26225</text:p>
          </table:table-cell>
          <table:table-cell office:value-type="float" office:value="26516" calcext:value-type="float">
            <text:p>2651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office:value-type="float" office:value="26372" calcext:value-type="float">
            <text:p>26372</text:p>
          </table:table-cell>
          <table:table-cell office:value-type="float" office:value="26797" calcext:value-type="float">
            <text:p>26797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3" calcext:value-type="float">
            <text:p>3</text:p>
          </table:table-cell>
          <table:table-cell office:value-type="float" office:value="26507" calcext:value-type="float">
            <text:p>26507</text:p>
          </table:table-cell>
          <table:table-cell office:value-type="float" office:value="27081" calcext:value-type="float">
            <text:p>27081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" calcext:value-type="float">
            <text:p>3</text:p>
          </table:table-cell>
          <table:table-cell office:value-type="float" office:value="26654" calcext:value-type="float">
            <text:p>26654</text:p>
          </table:table-cell>
          <table:table-cell office:value-type="float" office:value="27369" calcext:value-type="float">
            <text:p>27369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3" calcext:value-type="float">
            <text:p>3</text:p>
          </table:table-cell>
          <table:table-cell office:value-type="float" office:value="26801" calcext:value-type="float">
            <text:p>26801</text:p>
          </table:table-cell>
          <table:table-cell office:value-type="float" office:value="27661" calcext:value-type="float">
            <text:p>2766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" calcext:value-type="float">
            <text:p>3</text:p>
          </table:table-cell>
          <table:table-cell office:value-type="float" office:value="26936" calcext:value-type="float">
            <text:p>26936</text:p>
          </table:table-cell>
          <table:table-cell office:value-type="float" office:value="27960" calcext:value-type="float">
            <text:p>27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666" calcext:value-type="float">
            <text:p>25666</text:p>
          </table:table-cell>
          <table:table-cell office:value-type="float" office:value="26199" calcext:value-type="float">
            <text:p>261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4" calcext:value-type="float">
            <text:p>2619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5" calcext:value-type="float">
            <text:p>2619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8" calcext:value-type="float">
            <text:p>2619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201" calcext:value-type="float">
            <text:p>262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204" calcext:value-type="float">
            <text:p>2620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221" calcext:value-type="float">
            <text:p>2622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26300" calcext:value-type="float">
            <text:p>26300</text:p>
          </table:table-cell>
          <table:table-cell office:value-type="float" office:value="26249" calcext:value-type="float">
            <text:p>2624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4" calcext:value-type="float">
            <text:p>4</text:p>
          </table:table-cell>
          <table:table-cell office:value-type="float" office:value="26312" calcext:value-type="float">
            <text:p>26312</text:p>
          </table:table-cell>
          <table:table-cell office:value-type="float" office:value="26276" calcext:value-type="float">
            <text:p>2627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26324" calcext:value-type="float">
            <text:p>26324</text:p>
          </table:table-cell>
          <table:table-cell office:value-type="float" office:value="26304" calcext:value-type="float">
            <text:p>26304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26468" calcext:value-type="float">
            <text:p>26468</text:p>
          </table:table-cell>
          <table:table-cell office:value-type="float" office:value="26471" calcext:value-type="float">
            <text:p>2647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" calcext:value-type="float">
            <text:p>4</text:p>
          </table:table-cell>
          <table:table-cell office:value-type="float" office:value="26744" calcext:value-type="float">
            <text:p>26744</text:p>
          </table:table-cell>
          <table:table-cell office:value-type="float" office:value="26749" calcext:value-type="float">
            <text:p>2674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4" calcext:value-type="float">
            <text:p>4</text:p>
          </table:table-cell>
          <table:table-cell office:value-type="float" office:value="27008" calcext:value-type="float">
            <text:p>27008</text:p>
          </table:table-cell>
          <table:table-cell office:value-type="float" office:value="27026" calcext:value-type="float">
            <text:p>2702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27284" calcext:value-type="float">
            <text:p>27284</text:p>
          </table:table-cell>
          <table:table-cell office:value-type="float" office:value="27304" calcext:value-type="float">
            <text:p>27304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4" calcext:value-type="float">
            <text:p>4</text:p>
          </table:table-cell>
          <table:table-cell office:value-type="float" office:value="27560" calcext:value-type="float">
            <text:p>27560</text:p>
          </table:table-cell>
          <table:table-cell office:value-type="float" office:value="27582" calcext:value-type="float">
            <text:p>27582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4" calcext:value-type="float">
            <text:p>4</text:p>
          </table:table-cell>
          <table:table-cell office:value-type="float" office:value="27824" calcext:value-type="float">
            <text:p>27824</text:p>
          </table:table-cell>
          <table:table-cell office:value-type="float" office:value="27860" calcext:value-type="float">
            <text:p>27860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4" calcext:value-type="float">
            <text:p>4</text:p>
          </table:table-cell>
          <table:table-cell office:value-type="float" office:value="28100" calcext:value-type="float">
            <text:p>28100</text:p>
          </table:table-cell>
          <table:table-cell office:value-type="float" office:value="28138" calcext:value-type="float">
            <text:p>2813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" calcext:value-type="float">
            <text:p>4</text:p>
          </table:table-cell>
          <table:table-cell office:value-type="float" office:value="28376" calcext:value-type="float">
            <text:p>28376</text:p>
          </table:table-cell>
          <table:table-cell office:value-type="float" office:value="28416" calcext:value-type="float">
            <text:p>28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6083" calcext:value-type="float">
            <text:p>26083</text:p>
          </table:table-cell>
          <table:table-cell office:value-type="float" office:value="26714" calcext:value-type="float">
            <text:p>267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8" calcext:value-type="float">
            <text:p>267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8" calcext:value-type="float">
            <text:p>267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8" calcext:value-type="float">
            <text:p>267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8" calcext:value-type="float">
            <text:p>267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8" calcext:value-type="float">
            <text:p>267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9" calcext:value-type="float">
            <text:p>2670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9" calcext:value-type="float">
            <text:p>267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9" calcext:value-type="float">
            <text:p>2670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11" calcext:value-type="float">
            <text:p>267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14" calcext:value-type="float">
            <text:p>2671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17" calcext:value-type="float">
            <text:p>267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19" calcext:value-type="float">
            <text:p>2671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float" office:value="26717" calcext:value-type="float">
            <text:p>26717</text:p>
          </table:table-cell>
          <table:table-cell office:value-type="float" office:value="26736" calcext:value-type="float">
            <text:p>2673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26729" calcext:value-type="float">
            <text:p>26729</text:p>
          </table:table-cell>
          <table:table-cell office:value-type="float" office:value="26764" calcext:value-type="float">
            <text:p>2676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26741" calcext:value-type="float">
            <text:p>26741</text:p>
          </table:table-cell>
          <table:table-cell office:value-type="float" office:value="26792" calcext:value-type="float">
            <text:p>2679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26753" calcext:value-type="float">
            <text:p>26753</text:p>
          </table:table-cell>
          <table:table-cell office:value-type="float" office:value="26820" calcext:value-type="float">
            <text:p>26820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5" calcext:value-type="float">
            <text:p>5</text:p>
          </table:table-cell>
          <table:table-cell office:value-type="float" office:value="26930" calcext:value-type="float">
            <text:p>26930</text:p>
          </table:table-cell>
          <table:table-cell office:value-type="float" office:value="26986" calcext:value-type="float">
            <text:p>2698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7272" calcext:value-type="float">
            <text:p>27272</text:p>
          </table:table-cell>
          <table:table-cell office:value-type="float" office:value="27263" calcext:value-type="float">
            <text:p>2726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5" calcext:value-type="float">
            <text:p>5</text:p>
          </table:table-cell>
          <table:table-cell office:value-type="float" office:value="27602" calcext:value-type="float">
            <text:p>27602</text:p>
          </table:table-cell>
          <table:table-cell office:value-type="float" office:value="27540" calcext:value-type="float">
            <text:p>2754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office:value-type="float" office:value="27944" calcext:value-type="float">
            <text:p>27944</text:p>
          </table:table-cell>
          <table:table-cell office:value-type="float" office:value="27817" calcext:value-type="float">
            <text:p>27817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5" calcext:value-type="float">
            <text:p>5</text:p>
          </table:table-cell>
          <table:table-cell office:value-type="float" office:value="28274" calcext:value-type="float">
            <text:p>28274</text:p>
          </table:table-cell>
          <table:table-cell office:value-type="float" office:value="28092" calcext:value-type="float">
            <text:p>28092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5" calcext:value-type="float">
            <text:p>5</text:p>
          </table:table-cell>
          <table:table-cell office:value-type="float" office:value="28616" calcext:value-type="float">
            <text:p>28616</text:p>
          </table:table-cell>
          <table:table-cell office:value-type="float" office:value="28366" calcext:value-type="float">
            <text:p>28366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5" calcext:value-type="float">
            <text:p>5</text:p>
          </table:table-cell>
          <table:table-cell office:value-type="float" office:value="28958" calcext:value-type="float">
            <text:p>28958</text:p>
          </table:table-cell>
          <table:table-cell office:value-type="float" office:value="28638" calcext:value-type="float">
            <text:p>2863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29288" calcext:value-type="float">
            <text:p>29288</text:p>
          </table:table-cell>
          <table:table-cell office:value-type="float" office:value="28908" calcext:value-type="float">
            <text:p>289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500" calcext:value-type="float">
            <text:p>26500</text:p>
          </table:table-cell>
          <table:table-cell office:value-type="float" office:value="27233" calcext:value-type="float">
            <text:p>272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4" calcext:value-type="float">
            <text:p>272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4" calcext:value-type="float">
            <text:p>272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4" calcext:value-type="float">
            <text:p>272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4" calcext:value-type="float">
            <text:p>272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5" calcext:value-type="float">
            <text:p>272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5" calcext:value-type="float">
            <text:p>272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5" calcext:value-type="float">
            <text:p>272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5" calcext:value-type="float">
            <text:p>272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7" calcext:value-type="float">
            <text:p>2722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30" calcext:value-type="float">
            <text:p>2723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33" calcext:value-type="float">
            <text:p>2723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35" calcext:value-type="float">
            <text:p>2723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float" office:value="27134" calcext:value-type="float">
            <text:p>27134</text:p>
          </table:table-cell>
          <table:table-cell office:value-type="float" office:value="27252" calcext:value-type="float">
            <text:p>2725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27146" calcext:value-type="float">
            <text:p>27146</text:p>
          </table:table-cell>
          <table:table-cell office:value-type="float" office:value="27280" calcext:value-type="float">
            <text:p>2728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6" calcext:value-type="float">
            <text:p>6</text:p>
          </table:table-cell>
          <table:table-cell office:value-type="float" office:value="27158" calcext:value-type="float">
            <text:p>27158</text:p>
          </table:table-cell>
          <table:table-cell office:value-type="float" office:value="27308" calcext:value-type="float">
            <text:p>273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27170" calcext:value-type="float">
            <text:p>27170</text:p>
          </table:table-cell>
          <table:table-cell office:value-type="float" office:value="27336" calcext:value-type="float">
            <text:p>2733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 office:value-type="float" office:value="27392" calcext:value-type="float">
            <text:p>27392</text:p>
          </table:table-cell>
          <table:table-cell office:value-type="float" office:value="27502" calcext:value-type="float">
            <text:p>2750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" calcext:value-type="float">
            <text:p>6</text:p>
          </table:table-cell>
          <table:table-cell office:value-type="float" office:value="27788" calcext:value-type="float">
            <text:p>27788</text:p>
          </table:table-cell>
          <table:table-cell office:value-type="float" office:value="27778" calcext:value-type="float">
            <text:p>2777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6" calcext:value-type="float">
            <text:p>6</text:p>
          </table:table-cell>
          <table:table-cell office:value-type="float" office:value="28196" calcext:value-type="float">
            <text:p>28196</text:p>
          </table:table-cell>
          <table:table-cell office:value-type="float" office:value="28053" calcext:value-type="float">
            <text:p>2805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office:value-type="float" office:value="28592" calcext:value-type="float">
            <text:p>28592</text:p>
          </table:table-cell>
          <table:table-cell office:value-type="float" office:value="28328" calcext:value-type="float">
            <text:p>28328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6" calcext:value-type="float">
            <text:p>6</text:p>
          </table:table-cell>
          <table:table-cell office:value-type="float" office:value="29000" calcext:value-type="float">
            <text:p>29000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6" calcext:value-type="float">
            <text:p>6</text:p>
          </table:table-cell>
          <table:table-cell office:value-type="float" office:value="29396" calcext:value-type="float">
            <text:p>29396</text:p>
          </table:table-cell>
          <table:table-cell office:value-type="float" office:value="28870" calcext:value-type="float">
            <text:p>28870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6" calcext:value-type="float">
            <text:p>6</text:p>
          </table:table-cell>
          <table:table-cell office:value-type="float" office:value="29804" calcext:value-type="float">
            <text:p>29804</text:p>
          </table:table-cell>
          <table:table-cell office:value-type="float" office:value="29135" calcext:value-type="float">
            <text:p>2913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6" calcext:value-type="float">
            <text:p>6</text:p>
          </table:table-cell>
          <table:table-cell office:value-type="float" office:value="30200" calcext:value-type="float">
            <text:p>30200</text:p>
          </table:table-cell>
          <table:table-cell office:value-type="float" office:value="29396" calcext:value-type="float">
            <text:p>293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917" calcext:value-type="float">
            <text:p>26917</text:p>
          </table:table-cell>
          <table:table-cell office:value-type="float" office:value="27757" calcext:value-type="float">
            <text:p>277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2" calcext:value-type="float">
            <text:p>277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2" calcext:value-type="float">
            <text:p>277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2" calcext:value-type="float">
            <text:p>277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2" calcext:value-type="float">
            <text:p>277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2" calcext:value-type="float">
            <text:p>277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3" calcext:value-type="float">
            <text:p>2774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3" calcext:value-type="float">
            <text:p>277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3" calcext:value-type="float">
            <text:p>2774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5" calcext:value-type="float">
            <text:p>277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8" calcext:value-type="float">
            <text:p>2774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51" calcext:value-type="float">
            <text:p>2775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54" calcext:value-type="float">
            <text:p>2775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7" calcext:value-type="float">
            <text:p>7</text:p>
          </table:table-cell>
          <table:table-cell office:value-type="float" office:value="27551" calcext:value-type="float">
            <text:p>27551</text:p>
          </table:table-cell>
          <table:table-cell office:value-type="float" office:value="27770" calcext:value-type="float">
            <text:p>2777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27563" calcext:value-type="float">
            <text:p>27563</text:p>
          </table:table-cell>
          <table:table-cell office:value-type="float" office:value="27798" calcext:value-type="float">
            <text:p>27798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" calcext:value-type="float">
            <text:p>7</text:p>
          </table:table-cell>
          <table:table-cell office:value-type="float" office:value="27587" calcext:value-type="float">
            <text:p>27587</text:p>
          </table:table-cell>
          <table:table-cell office:value-type="float" office:value="27826" calcext:value-type="float">
            <text:p>2782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27599" calcext:value-type="float">
            <text:p>27599</text:p>
          </table:table-cell>
          <table:table-cell office:value-type="float" office:value="27854" calcext:value-type="float">
            <text:p>27854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7" calcext:value-type="float">
            <text:p>7</text:p>
          </table:table-cell>
          <table:table-cell office:value-type="float" office:value="27854" calcext:value-type="float">
            <text:p>27854</text:p>
          </table:table-cell>
          <table:table-cell office:value-type="float" office:value="28018" calcext:value-type="float">
            <text:p>2801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office:value-type="float" office:value="28316" calcext:value-type="float">
            <text:p>28316</text:p>
          </table:table-cell>
          <table:table-cell office:value-type="float" office:value="28292" calcext:value-type="float">
            <text:p>2829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7" calcext:value-type="float">
            <text:p>7</text:p>
          </table:table-cell>
          <table:table-cell office:value-type="float" office:value="28790" calcext:value-type="float">
            <text:p>28790</text:p>
          </table:table-cell>
          <table:table-cell office:value-type="float" office:value="28565" calcext:value-type="float">
            <text:p>2856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office:value-type="float" office:value="29252" calcext:value-type="float">
            <text:p>29252</text:p>
          </table:table-cell>
          <table:table-cell office:value-type="float" office:value="28836" calcext:value-type="float">
            <text:p>28836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7" calcext:value-type="float">
            <text:p>7</text:p>
          </table:table-cell>
          <table:table-cell office:value-type="float" office:value="29714" calcext:value-type="float">
            <text:p>29714</text:p>
          </table:table-cell>
          <table:table-cell office:value-type="float" office:value="29104" calcext:value-type="float">
            <text:p>2910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7" calcext:value-type="float">
            <text:p>7</text:p>
          </table:table-cell>
          <table:table-cell office:value-type="float" office:value="30188" calcext:value-type="float">
            <text:p>30188</text:p>
          </table:table-cell>
          <table:table-cell office:value-type="float" office:value="29367" calcext:value-type="float">
            <text:p>29367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7" calcext:value-type="float">
            <text:p>7</text:p>
          </table:table-cell>
          <table:table-cell office:value-type="float" office:value="30650" calcext:value-type="float">
            <text:p>30650</text:p>
          </table:table-cell>
          <table:table-cell office:value-type="float" office:value="29624" calcext:value-type="float">
            <text:p>2962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7" calcext:value-type="float">
            <text:p>7</text:p>
          </table:table-cell>
          <table:table-cell office:value-type="float" office:value="31124" calcext:value-type="float">
            <text:p>31124</text:p>
          </table:table-cell>
          <table:table-cell office:value-type="float" office:value="29872" calcext:value-type="float">
            <text:p>29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8T00:45:25.457142983</dc:date>
    <meta:editing-duration>PT9M1S</meta:editing-duration>
    <meta:editing-cycles>3</meta:editing-cycles>
    <meta:generator>LibreOffice/6.4.7.2$Linux_X86_64 LibreOffice_project/40$Build-2</meta:generator>
    <meta:document-statistic meta:table-count="1" meta:cell-count="6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3000" chart:maximum="33000" chart:interval-major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31cm" svg:height="18.594cm" xlink:href=".." xlink:type="simple" chart:class="chart:bar" chart:style-name="ch1">
        <chart:legend chart:legend-position="end" svg:x="26.331cm" svg:y="8.743cm" style:legend-expansion="high" chart:style-name="ch2"/>
        <chart:plot-area chart:style-name="ch3" table:cell-range-address="predict_trace_pa.C1:predict_trace_pa.D151" chart:data-source-has-labels="row" svg:x="0.572cm" svg:y="0.371cm" svg:width="25.187cm" svg:height="17.852cm">
          <chartooo:coordinate-region svg:x="1.776cm" svg:y="0.489cm" svg:width="23.983cm" svg:height="16.7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edict_trace_pa.C2:predict_trace_pa.C151" chart:label-cell-address="predict_trace_pa.C1:predict_trace_pa.C1" chart:class="chart:bar">
            <chart:data-point chart:repeated="150"/>
          </chart:series>
          <chart:series chart:style-name="ch8" chart:values-cell-range-address="predict_trace_pa.D2:predict_trace_pa.D151" chart:label-cell-address="predict_trace_pa.D1:predict_trace_pa.D1" chart:class="chart:bar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predict_trace_pa.C1:predict_trace_pa.C1</svg:desc>
                </draw:g>
              </table:table-cell>
              <table:table-cell office:value-type="string">
                <text:p>prediction</text:p>
                <draw:g>
                  <svg:desc>predict_trace_pa.D1:predict_trace_p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86">
                <text:p>24886</text:p>
                <draw:g>
                  <svg:desc>predict_trace_pa.C2:predict_trace_pa.C151</svg:desc>
                </draw:g>
              </table:table-cell>
              <table:table-cell office:value-type="float" office:value="25171">
                <text:p>25171</text:p>
                <draw:g>
                  <svg:desc>predict_trace_pa.D2:predict_trace_pa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08">
                <text:p>25508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08">
                <text:p>25508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08">
                <text:p>25508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08">
                <text:p>25508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08">
                <text:p>25508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08">
                <text:p>25508</text:p>
              </table:table-cell>
              <table:table-cell office:value-type="float" office:value="25157">
                <text:p>25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08">
                <text:p>25508</text:p>
              </table:table-cell>
              <table:table-cell office:value-type="float" office:value="25157">
                <text:p>25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08">
                <text:p>25508</text:p>
              </table:table-cell>
              <table:table-cell office:value-type="float" office:value="25157">
                <text:p>25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08">
                <text:p>25508</text:p>
              </table:table-cell>
              <table:table-cell office:value-type="float" office:value="25159">
                <text:p>25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08">
                <text:p>25508</text:p>
              </table:table-cell>
              <table:table-cell office:value-type="float" office:value="25162">
                <text:p>25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08">
                <text:p>25508</text:p>
              </table:table-cell>
              <table:table-cell office:value-type="float" office:value="25165">
                <text:p>25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08">
                <text:p>25508</text:p>
              </table:table-cell>
              <table:table-cell office:value-type="float" office:value="25167">
                <text:p>25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08">
                <text:p>25508</text:p>
              </table:table-cell>
              <table:table-cell office:value-type="float" office:value="25185">
                <text:p>2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08">
                <text:p>25508</text:p>
              </table:table-cell>
              <table:table-cell office:value-type="float" office:value="25213">
                <text:p>25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20">
                <text:p>25520</text:p>
              </table:table-cell>
              <table:table-cell office:value-type="float" office:value="25241">
                <text:p>25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20">
                <text:p>25520</text:p>
              </table:table-cell>
              <table:table-cell office:value-type="float" office:value="25270">
                <text:p>252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56">
                <text:p>25556</text:p>
              </table:table-cell>
              <table:table-cell office:value-type="float" office:value="25439">
                <text:p>25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646">
                <text:p>25646</text:p>
              </table:table-cell>
              <table:table-cell office:value-type="float" office:value="25721">
                <text:p>257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748">
                <text:p>25748</text:p>
              </table:table-cell>
              <table:table-cell office:value-type="float" office:value="26003">
                <text:p>26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838">
                <text:p>25838</text:p>
              </table:table-cell>
              <table:table-cell office:value-type="float" office:value="26287">
                <text:p>262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40">
                <text:p>25940</text:p>
              </table:table-cell>
              <table:table-cell office:value-type="float" office:value="26574">
                <text:p>265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30">
                <text:p>26030</text:p>
              </table:table-cell>
              <table:table-cell office:value-type="float" office:value="26866">
                <text:p>26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132">
                <text:p>26132</text:p>
              </table:table-cell>
              <table:table-cell office:value-type="float" office:value="27164">
                <text:p>27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22">
                <text:p>26222</text:p>
              </table:table-cell>
              <table:table-cell office:value-type="float" office:value="27470">
                <text:p>274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49">
                <text:p>25249</text:p>
              </table:table-cell>
              <table:table-cell office:value-type="float" office:value="25685">
                <text:p>256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71">
                <text:p>25871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871">
                <text:p>25871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871">
                <text:p>25871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871">
                <text:p>25871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71">
                <text:p>25871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71">
                <text:p>25871</text:p>
              </table:table-cell>
              <table:table-cell office:value-type="float" office:value="25677">
                <text:p>25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871">
                <text:p>25871</text:p>
              </table:table-cell>
              <table:table-cell office:value-type="float" office:value="25677">
                <text:p>256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871">
                <text:p>25871</text:p>
              </table:table-cell>
              <table:table-cell office:value-type="float" office:value="25677">
                <text:p>25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871">
                <text:p>25871</text:p>
              </table:table-cell>
              <table:table-cell office:value-type="float" office:value="25679">
                <text:p>256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871">
                <text:p>25871</text:p>
              </table:table-cell>
              <table:table-cell office:value-type="float" office:value="25682">
                <text:p>256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871">
                <text:p>25871</text:p>
              </table:table-cell>
              <table:table-cell office:value-type="float" office:value="25685">
                <text:p>256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871">
                <text:p>25871</text:p>
              </table:table-cell>
              <table:table-cell office:value-type="float" office:value="25687">
                <text:p>256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871">
                <text:p>25871</text:p>
              </table:table-cell>
              <table:table-cell office:value-type="float" office:value="25704">
                <text:p>25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883">
                <text:p>25883</text:p>
              </table:table-cell>
              <table:table-cell office:value-type="float" office:value="25732">
                <text:p>257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883">
                <text:p>25883</text:p>
              </table:table-cell>
              <table:table-cell office:value-type="float" office:value="25760">
                <text:p>257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895">
                <text:p>25895</text:p>
              </table:table-cell>
              <table:table-cell office:value-type="float" office:value="25788">
                <text:p>25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943">
                <text:p>25943</text:p>
              </table:table-cell>
              <table:table-cell office:value-type="float" office:value="25957">
                <text:p>259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090">
                <text:p>26090</text:p>
              </table:table-cell>
              <table:table-cell office:value-type="float" office:value="26236">
                <text:p>262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225">
                <text:p>26225</text:p>
              </table:table-cell>
              <table:table-cell office:value-type="float" office:value="26516">
                <text:p>26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372">
                <text:p>26372</text:p>
              </table:table-cell>
              <table:table-cell office:value-type="float" office:value="26797">
                <text:p>267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507">
                <text:p>26507</text:p>
              </table:table-cell>
              <table:table-cell office:value-type="float" office:value="27081">
                <text:p>27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54">
                <text:p>26654</text:p>
              </table:table-cell>
              <table:table-cell office:value-type="float" office:value="27369">
                <text:p>27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801">
                <text:p>26801</text:p>
              </table:table-cell>
              <table:table-cell office:value-type="float" office:value="27661">
                <text:p>27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936">
                <text:p>26936</text:p>
              </table:table-cell>
              <table:table-cell office:value-type="float" office:value="27960">
                <text:p>279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666">
                <text:p>25666</text:p>
              </table:table-cell>
              <table:table-cell office:value-type="float" office:value="26199">
                <text:p>261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288">
                <text:p>26288</text:p>
              </table:table-cell>
              <table:table-cell office:value-type="float" office:value="26194">
                <text:p>261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288">
                <text:p>26288</text:p>
              </table:table-cell>
              <table:table-cell office:value-type="float" office:value="26195">
                <text:p>261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288">
                <text:p>26288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288">
                <text:p>26288</text:p>
              </table:table-cell>
              <table:table-cell office:value-type="float" office:value="26201">
                <text:p>262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288">
                <text:p>26288</text:p>
              </table:table-cell>
              <table:table-cell office:value-type="float" office:value="26204">
                <text:p>262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288">
                <text:p>26288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300">
                <text:p>26300</text:p>
              </table:table-cell>
              <table:table-cell office:value-type="float" office:value="26249">
                <text:p>26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312">
                <text:p>26312</text:p>
              </table:table-cell>
              <table:table-cell office:value-type="float" office:value="26276">
                <text:p>26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324">
                <text:p>26324</text:p>
              </table:table-cell>
              <table:table-cell office:value-type="float" office:value="26304">
                <text:p>26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468">
                <text:p>26468</text:p>
              </table:table-cell>
              <table:table-cell office:value-type="float" office:value="26471">
                <text:p>26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744">
                <text:p>26744</text:p>
              </table:table-cell>
              <table:table-cell office:value-type="float" office:value="26749">
                <text:p>267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008">
                <text:p>27008</text:p>
              </table:table-cell>
              <table:table-cell office:value-type="float" office:value="27026">
                <text:p>27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284">
                <text:p>27284</text:p>
              </table:table-cell>
              <table:table-cell office:value-type="float" office:value="27304">
                <text:p>273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560">
                <text:p>27560</text:p>
              </table:table-cell>
              <table:table-cell office:value-type="float" office:value="27582">
                <text:p>275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824">
                <text:p>27824</text:p>
              </table:table-cell>
              <table:table-cell office:value-type="float" office:value="27860">
                <text:p>278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100">
                <text:p>28100</text:p>
              </table:table-cell>
              <table:table-cell office:value-type="float" office:value="28138">
                <text:p>281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376">
                <text:p>28376</text:p>
              </table:table-cell>
              <table:table-cell office:value-type="float" office:value="28416">
                <text:p>284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083">
                <text:p>26083</text:p>
              </table:table-cell>
              <table:table-cell office:value-type="float" office:value="26714">
                <text:p>26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705">
                <text:p>26705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705">
                <text:p>26705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705">
                <text:p>26705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705">
                <text:p>26705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705">
                <text:p>26705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705">
                <text:p>26705</text:p>
              </table:table-cell>
              <table:table-cell office:value-type="float" office:value="26709">
                <text:p>26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705">
                <text:p>26705</text:p>
              </table:table-cell>
              <table:table-cell office:value-type="float" office:value="26709">
                <text:p>267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705">
                <text:p>26705</text:p>
              </table:table-cell>
              <table:table-cell office:value-type="float" office:value="26709">
                <text:p>267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705">
                <text:p>26705</text:p>
              </table:table-cell>
              <table:table-cell office:value-type="float" office:value="26711">
                <text:p>26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705">
                <text:p>26705</text:p>
              </table:table-cell>
              <table:table-cell office:value-type="float" office:value="26714">
                <text:p>267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705">
                <text:p>26705</text:p>
              </table:table-cell>
              <table:table-cell office:value-type="float" office:value="26717">
                <text:p>267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705">
                <text:p>26705</text:p>
              </table:table-cell>
              <table:table-cell office:value-type="float" office:value="26719">
                <text:p>267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17">
                <text:p>26717</text:p>
              </table:table-cell>
              <table:table-cell office:value-type="float" office:value="26736">
                <text:p>267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729">
                <text:p>26729</text:p>
              </table:table-cell>
              <table:table-cell office:value-type="float" office:value="26764">
                <text:p>267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741">
                <text:p>26741</text:p>
              </table:table-cell>
              <table:table-cell office:value-type="float" office:value="26792">
                <text:p>267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753">
                <text:p>26753</text:p>
              </table:table-cell>
              <table:table-cell office:value-type="float" office:value="26820">
                <text:p>268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930">
                <text:p>26930</text:p>
              </table:table-cell>
              <table:table-cell office:value-type="float" office:value="26986">
                <text:p>26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272">
                <text:p>27272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602">
                <text:p>27602</text:p>
              </table:table-cell>
              <table:table-cell office:value-type="float" office:value="27540">
                <text:p>275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944">
                <text:p>27944</text:p>
              </table:table-cell>
              <table:table-cell office:value-type="float" office:value="27817">
                <text:p>27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274">
                <text:p>28274</text:p>
              </table:table-cell>
              <table:table-cell office:value-type="float" office:value="28092">
                <text:p>280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616">
                <text:p>28616</text:p>
              </table:table-cell>
              <table:table-cell office:value-type="float" office:value="28366">
                <text:p>283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58">
                <text:p>28958</text:p>
              </table:table-cell>
              <table:table-cell office:value-type="float" office:value="28638">
                <text:p>28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288">
                <text:p>29288</text:p>
              </table:table-cell>
              <table:table-cell office:value-type="float" office:value="28908">
                <text:p>289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500">
                <text:p>26500</text:p>
              </table:table-cell>
              <table:table-cell office:value-type="float" office:value="27233">
                <text:p>272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122">
                <text:p>27122</text:p>
              </table:table-cell>
              <table:table-cell office:value-type="float" office:value="27224">
                <text:p>272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122">
                <text:p>27122</text:p>
              </table:table-cell>
              <table:table-cell office:value-type="float" office:value="27224">
                <text:p>27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122">
                <text:p>27122</text:p>
              </table:table-cell>
              <table:table-cell office:value-type="float" office:value="27224">
                <text:p>272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122">
                <text:p>27122</text:p>
              </table:table-cell>
              <table:table-cell office:value-type="float" office:value="27224">
                <text:p>272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122">
                <text:p>27122</text:p>
              </table:table-cell>
              <table:table-cell office:value-type="float" office:value="27225">
                <text:p>272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122">
                <text:p>27122</text:p>
              </table:table-cell>
              <table:table-cell office:value-type="float" office:value="27225">
                <text:p>27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122">
                <text:p>27122</text:p>
              </table:table-cell>
              <table:table-cell office:value-type="float" office:value="27225">
                <text:p>272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122">
                <text:p>27122</text:p>
              </table:table-cell>
              <table:table-cell office:value-type="float" office:value="27225">
                <text:p>27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122">
                <text:p>27122</text:p>
              </table:table-cell>
              <table:table-cell office:value-type="float" office:value="27227">
                <text:p>272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122">
                <text:p>27122</text:p>
              </table:table-cell>
              <table:table-cell office:value-type="float" office:value="27230">
                <text:p>272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122">
                <text:p>27122</text:p>
              </table:table-cell>
              <table:table-cell office:value-type="float" office:value="27233">
                <text:p>272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122">
                <text:p>27122</text:p>
              </table:table-cell>
              <table:table-cell office:value-type="float" office:value="27235">
                <text:p>272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134">
                <text:p>27134</text:p>
              </table:table-cell>
              <table:table-cell office:value-type="float" office:value="27252">
                <text:p>272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146">
                <text:p>27146</text:p>
              </table:table-cell>
              <table:table-cell office:value-type="float" office:value="27280">
                <text:p>272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158">
                <text:p>27158</text:p>
              </table:table-cell>
              <table:table-cell office:value-type="float" office:value="27308">
                <text:p>273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170">
                <text:p>27170</text:p>
              </table:table-cell>
              <table:table-cell office:value-type="float" office:value="27336">
                <text:p>273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392">
                <text:p>27392</text:p>
              </table:table-cell>
              <table:table-cell office:value-type="float" office:value="27502">
                <text:p>275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788">
                <text:p>27788</text:p>
              </table:table-cell>
              <table:table-cell office:value-type="float" office:value="27778">
                <text:p>277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196">
                <text:p>28196</text:p>
              </table:table-cell>
              <table:table-cell office:value-type="float" office:value="28053">
                <text:p>280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592">
                <text:p>28592</text:p>
              </table:table-cell>
              <table:table-cell office:value-type="float" office:value="28328">
                <text:p>283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000">
                <text:p>29000</text:p>
              </table:table-cell>
              <table:table-cell office:value-type="float" office:value="28600">
                <text:p>286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396">
                <text:p>29396</text:p>
              </table:table-cell>
              <table:table-cell office:value-type="float" office:value="28870">
                <text:p>288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804">
                <text:p>29804</text:p>
              </table:table-cell>
              <table:table-cell office:value-type="float" office:value="29135">
                <text:p>29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200">
                <text:p>30200</text:p>
              </table:table-cell>
              <table:table-cell office:value-type="float" office:value="29396">
                <text:p>293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917">
                <text:p>26917</text:p>
              </table:table-cell>
              <table:table-cell office:value-type="float" office:value="27757">
                <text:p>277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539">
                <text:p>27539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39">
                <text:p>27539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539">
                <text:p>27539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539">
                <text:p>27539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539">
                <text:p>27539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539">
                <text:p>27539</text:p>
              </table:table-cell>
              <table:table-cell office:value-type="float" office:value="27743">
                <text:p>277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539">
                <text:p>27539</text:p>
              </table:table-cell>
              <table:table-cell office:value-type="float" office:value="27743">
                <text:p>277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539">
                <text:p>27539</text:p>
              </table:table-cell>
              <table:table-cell office:value-type="float" office:value="27743">
                <text:p>277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539">
                <text:p>27539</text:p>
              </table:table-cell>
              <table:table-cell office:value-type="float" office:value="27745">
                <text:p>277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539">
                <text:p>27539</text:p>
              </table:table-cell>
              <table:table-cell office:value-type="float" office:value="27748">
                <text:p>277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539">
                <text:p>27539</text:p>
              </table:table-cell>
              <table:table-cell office:value-type="float" office:value="27751">
                <text:p>277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39">
                <text:p>27539</text:p>
              </table:table-cell>
              <table:table-cell office:value-type="float" office:value="27754">
                <text:p>277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551">
                <text:p>27551</text:p>
              </table:table-cell>
              <table:table-cell office:value-type="float" office:value="27770">
                <text:p>277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563">
                <text:p>27563</text:p>
              </table:table-cell>
              <table:table-cell office:value-type="float" office:value="27798">
                <text:p>27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587">
                <text:p>27587</text:p>
              </table:table-cell>
              <table:table-cell office:value-type="float" office:value="27826">
                <text:p>278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599">
                <text:p>27599</text:p>
              </table:table-cell>
              <table:table-cell office:value-type="float" office:value="27854">
                <text:p>278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854">
                <text:p>27854</text:p>
              </table:table-cell>
              <table:table-cell office:value-type="float" office:value="28018">
                <text:p>28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316">
                <text:p>28316</text:p>
              </table:table-cell>
              <table:table-cell office:value-type="float" office:value="28292">
                <text:p>282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790">
                <text:p>28790</text:p>
              </table:table-cell>
              <table:table-cell office:value-type="float" office:value="28565">
                <text:p>285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52">
                <text:p>29252</text:p>
              </table:table-cell>
              <table:table-cell office:value-type="float" office:value="28836">
                <text:p>28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714">
                <text:p>29714</text:p>
              </table:table-cell>
              <table:table-cell office:value-type="float" office:value="29104">
                <text:p>291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188">
                <text:p>30188</text:p>
              </table:table-cell>
              <table:table-cell office:value-type="float" office:value="29367">
                <text:p>293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650">
                <text:p>30650</text:p>
              </table:table-cell>
              <table:table-cell office:value-type="float" office:value="29624">
                <text:p>296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124">
                <text:p>31124</text:p>
              </table:table-cell>
              <table:table-cell office:value-type="float" office:value="29872">
                <text:p>29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